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T1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Глава 10: Безопасность в PHP</text:span></text:p>
      <text:p text:style-name="P1"><text:line-break/>Конечно, глава 10 о безопасности в PHP является ключевым элементом профессиональной разработки. Разработчики должны быть осведомлены о множестве угроз и методах защиты данных и приложений. Рассмотрим основные аспекты безопасности в данной главе:</text:p>
      <text:h text:style-name="P5" text:outline-level="3">10.1. Защита от атак</text:h>
      <text:list xml:id="list8701644924357732980" text:style-name="L1">
        <text:list-item>
          <text:p text:style-name="P2"><text:span text:style-name="Strong_20_Emphasis">XSS (межсайтовый скриптинг):</text:span> Злоумышленники могут внедрять скрипты на веб-страницы, что позволяет им получать доступ к сессиям пользователей или изменять содержимое страницы. Защита включает в себя экранирование и фильтрацию вводимых данных.</text:p>
        </text:list-item>
        <text:list-item>
          <text:p text:style-name="P2"><text:span text:style-name="Strong_20_Emphasis">CSRF (межсайтовая подделка запроса):</text:span> Атаки, при которых злоумышленник заставляет пользователя случайно выполнить действия на сайте, к которому они уже авторизованы. Защита включает использование токенов или проверку referer заголовков.</text:p>
        </text:list-item>
        <text:list-item>
          <text:p text:style-name="P2"><text:span text:style-name="Strong_20_Emphasis">SQL-инъекции:</text:span> Злоумышленники могут внедрять SQL-команды в запросы к базе данных, чтобы изменить или получить конфиденциальные данные. Защита заключается в использовании параметризованных запросов или подготовленных выражений.</text:p>
        </text:list-item>
      </text:list>
      <text:h text:style-name="P5" text:outline-level="3">10.2. Шифрование данных</text:h>
      <text:list xml:id="list4548144139603370499" text:style-name="L2">
        <text:list-item>
          <text:p text:style-name="P3"><text:span text:style-name="Strong_20_Emphasis">Шифрование:</text:span> Важный аспект безопасности данных. В PHP можно использовать различные методы шифрования для защиты данных при хранении и передаче, например, использование HTTPS для шифрования данных во время передачи через сеть.</text:p>
        </text:list-item>
      </text:list>
      <text:h text:style-name="P5" text:outline-level="3">10.3. Фильтрация и валидация данных</text:h>
      <text:list xml:id="list7460126395557352288" text:style-name="L3">
        <text:list-item>
          <text:p text:style-name="P4"><text:span text:style-name="Strong_20_Emphasis">Фильтрация:</text:span> Применение фильтров к вводимым данным помогает предотвращать внедрение вредоносного кода и защищать систему от некорректных входных данных.</text:p>
        </text:list-item>
        <text:list-item>
          <text:p text:style-name="P4"><text:span text:style-name="Strong_20_Emphasis">Валидация:</text:span> Проверка данных на соответствие определенным форматам или ожидаемым типам, чтобы обеспечить их корректную обработку.</text:p>
        </text:list-item>
      </text:list>
      <text:p text:style-name="P1">Глубокое понимание этих аспектов безопасности и их применение в разработке приложений на PHP играют ключевую роль в обеспечении надежности и защищенности приложений. Ответственное обращение с данными пользователей и правильная обработка входящих запросов являются основой доверия и успешного функционирования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4</meta:editing-cycles>
    <meta:generator>OpenOffice/4.1.14$Win32 OpenOffice.org_project/4114m1$Build-9811</meta:generator>
    <dc:date>2023-11-30T21:39:35.27</dc:date>
    <dc:creator>Dima Wide</dc:creator>
    <meta:document-statistic meta:table-count="0" meta:image-count="0" meta:object-count="0" meta:page-count="1" meta:paragraph-count="12" meta:word-count="240" meta:character-count="1885"/>
    <meta:user-defined meta:name="Info 1"/>
    <meta:user-defined meta:name="Info 2"/>
    <meta:user-defined meta:name="Info 3"/>
    <meta:user-defined meta:name="Info 4"/>
  </office:meta>
</office:document-meta>
</file>